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e0a" officeooo:paragraph-rsid="0018ee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2.3.2$Linux_X86_64 LibreOffice_project/20$Build-2</meta:generator>
    <dc:date>2022-01-29T18:54:37.965520212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